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4c4c4c" style:text-outline="false" style:text-line-through-style="none" style:text-line-through-type="none" style:font-name="Ubuntu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Ubuntu" style:font-size-asian="9pt" style:language-asian="zh" style:country-asian="CN" style:font-style-asian="normal" style:font-weight-asian="normal" style:font-name-complex="Ubuntu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4c4c4c" style:text-outline="false" style:text-line-through-style="none" style:text-line-through-type="none" style:font-name="Ubuntu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Ubuntu" style:font-size-asian="9pt" style:language-asian="zh" style:country-asian="CN" style:font-style-asian="normal" style:font-weight-asian="normal" style:font-name-complex="Ubuntu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4.23mm" svg:height="89.99mm" svg:x="110.18mm" svg:y="39.74mm">
            <draw:object draw:notify-on-update-of-ranges="Sheet1.A11:Sheet1.A22 Sheet1.B11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5.79mm" svg:height="89.99mm" svg:x="113.48mm" svg:y="157.34mm">
            <draw:object draw:notify-on-update-of-ranges="Sheet1.A37:Sheet1.A45 Sheet1.B37:Sheet1.B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5.56mm" svg:height="60.27mm" svg:x="146.37mm" svg:y="268.17mm">
            <draw:object draw:notify-on-update-of-ranges="Sheet1.A61:Sheet1.A63 Sheet1.B61:Sheet1.B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8.06mm" svg:height="62.13mm" svg:x="235.49mm" svg:y="268.17mm">
            <draw:object draw:notify-on-update-of-ranges="Sheet1.A65:Sheet1.A67 Sheet1.B65:Sheet1.B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2.26mm" svg:height="63.99mm" svg:x="149.4mm" svg:y="332.69mm">
            <draw:object draw:notify-on-update-of-ranges="Sheet1.B71:Sheet1.B73 Sheet1.C71:Sheet1.C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EM5:</text:p>
          </table:table-cell>
          <table:table-cell table:style-name="ce4" office:value-type="string" calcext:value-type="string">
            <text:p><text:s/>Induction Impulse [II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hwin Kumar 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hul Saxen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art 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Determination of the induction voltage as a function of the strength of the magnetic field </text:p>
          </table:table-cell>
          <table:table-cell office:value-type="string" calcext:value-type="string">
            <text:p><text:s/>Secondary coil code:</text:p>
          </table:table-cell>
          <table:table-cell/>
          <table:table-cell office:value-type="float" office:value="6006.01" calcext:value-type="float">
            <text:p>6006.01</text:p>
          </table:table-cell>
          <table:table-cell office:value-type="string" calcext:value-type="string">
            <text:p>3kHz</text:p>
          </table:table-cell>
          <table:table-cell office:value-type="string" calcext:value-type="string">
            <text:p>sin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agnetic Field strength (in mA)</text:p>
          </table:table-cell>
          <table:table-cell office:value-type="string" calcext:value-type="string">
            <text:p>Induced Voltag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4" calcext:value-type="float">
            <text:p>0.05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3" calcext:value-type="float">
            <text:p>0.08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9" calcext:value-type="float">
            <text:p>0.14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89" calcext:value-type="float">
            <text:p>0.18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08" calcext:value-type="float">
            <text:p>0.20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41" calcext:value-type="float">
            <text:p>0.2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7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07" calcext:value-type="float">
            <text:p>0.30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33" calcext:value-type="float">
            <text:p>0.33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66" calcext:value-type="float">
            <text:p>0.36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3" office:value-type="string" calcext:value-type="string">
            <text:p>Determination of the induction voltage as a function of the Frequency of the magnetic field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gnetic Field frequency (kHz)</text:p>
          </table:table-cell>
          <table:table-cell office:value-type="string" calcext:value-type="string">
            <text:p>Induced Voltage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78" calcext:value-type="float">
            <text:p>0.178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89" calcext:value-type="float">
            <text:p>0.189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219" calcext:value-type="float">
            <text:p>0.219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23" calcext:value-type="float">
            <text:p>0.23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24" calcext:value-type="float">
            <text:p>0.24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247" calcext:value-type="float">
            <text:p>0.24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1" calcext:value-type="float">
            <text:p>0.261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3" office:value-type="string" calcext:value-type="string">
            <text:p>Determination of the induction voltage as a function of the number of turns of the co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turns</text:p>
          </table:table-cell>
          <table:table-cell office:value-type="string" calcext:value-type="string">
            <text:p>Induced Voltage</text:p>
          </table:table-cell>
          <table:table-cell office:value-type="string" calcext:value-type="string">
            <text:p>coil dia = 40mm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51" calcext:value-type="float">
            <text:p>0.25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64" calcext:value-type="float">
            <text:p>0.16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9" calcext:value-type="float">
            <text:p>0.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turns</text:p>
          </table:table-cell>
          <table:table-cell office:value-type="string" calcext:value-type="string">
            <text:p>Induced Voltage</text:p>
          </table:table-cell>
          <table:table-cell office:value-type="string" calcext:value-type="string">
            <text:p>coil dia = 25mm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01" calcext:value-type="float">
            <text:p>0.10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7" calcext:value-type="float">
            <text:p>0.02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Determination of the induction voltage as a function of the <text:s/>crossection area of the coil</text:p>
          </table:table-cell>
          <table:table-cell table:number-columns-repeated="4"/>
          <table:table-cell office:value-type="string" calcext:value-type="string">
            <text:p>(300 turn)</text:p>
          </table:table-cell>
        </table:table-row>
        <table:table-row table:style-name="ro1">
          <table:table-cell office:value-type="string" calcext:value-type="string">
            <text:p>Dia (in mm)</text:p>
          </table:table-cell>
          <table:table-cell office:value-type="string" calcext:value-type="string">
            <text:p>Area (in mm^2)</text:p>
          </table:table-cell>
          <table:table-cell office:value-type="string" calcext:value-type="string">
            <text:p>Induced Voltag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(3.1415926735*[.A71]*[.A71])/4" office:value-type="float" office:value="1256.6370694" calcext:value-type="float">
            <text:p>1256.64</text:p>
          </table:table-cell>
          <table:table-cell office:value-type="float" office:value="0.251" calcext:value-type="float">
            <text:p>0.25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(3.1415926735*[.A72]*[.A72])/4" office:value-type="float" office:value="804.247724416" calcext:value-type="float">
            <text:p>804.25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(3.1415926735*[.A73]*[.A73])/4" office:value-type="float" office:value="490.873855234375" calcext:value-type="float">
            <text:p>490.87</text:p>
          </table:table-cell>
          <table:table-cell office:value-type="float" office:value="0.101" calcext:value-type="float">
            <text:p>0.1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4:10:25.160272473</meta:creation-date>
    <dc:date>2018-11-01T15:44:41.352815259</dc:date>
    <meta:editing-duration>PT41M23S</meta:editing-duration>
    <meta:editing-cycles>13</meta:editing-cycles>
    <meta:generator>LibreOffice/6.0.3.2$Linux_X86_64 LibreOffice_project/00m0$Build-2</meta:generator>
    <meta:document-statistic meta:table-count="1" meta:cell-count="9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24cm" svg:height="9cm" xlink:href=".." xlink:type="simple" chart:class="chart:scatter" chart:style-name="ch1">
        <chart:title svg:x="1.295cm" svg:y="0.315cm" chart:style-name="ch2">
          <text:p>Field Strength vs Induced Voltage</text:p>
        </chart:title>
        <chart:plot-area chart:style-name="ch3" table:cell-range-address="Sheet1.A11:Sheet1.B22" svg:x="1.147cm" svg:y="1.196cm" svg:width="8.089cm" svg:height="6.695cm">
          <chartooo:coordinate-region svg:x="2.059cm" svg:y="1.356cm" svg:width="6.99cm" svg:height="5.967cm"/>
          <chart:axis chart:dimension="x" chart:name="primary-x" chart:style-name="ch4">
            <chart:title svg:x="3.851cm" svg:y="8.071cm" chart:style-name="ch5">
              <text:p>Current (in mA) -&gt;</text:p>
            </chart:title>
          </chart:axis>
          <chart:axis chart:dimension="y" chart:name="primary-y" chart:style-name="ch4">
            <chart:title svg:x="0.451cm" svg:y="6.254cm" chart:style-name="ch6">
              <text:p>Inuced Voltage (mV) -&gt;</text:p>
            </chart:title>
            <chart:grid chart:style-name="ch7" chart:class="major"/>
          </chart:axis>
          <chart:series chart:style-name="ch8" chart:values-cell-range-address="Sheet1.B11:Sheet1.B22" chart:class="chart:scatter">
            <chart:domain table:cell-range-address="Sheet1.A11:Sheet1.A22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1:Sheet1.A22</svg:desc>
                </draw:g>
              </table:table-cell>
              <table:table-cell office:value-type="float" office:value="0.054">
                <text:p>0.054</text:p>
                <draw:g>
                  <svg:desc>Sheet1.B11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8cm" svg:height="9cm" xlink:href=".." xlink:type="simple" chart:class="chart:scatter" chart:style-name="ch1">
        <chart:title svg:x="2.204cm" svg:y="0.315cm" chart:style-name="ch2">
          <text:p>Frequency vs Induced Voltage</text:p>
        </chart:title>
        <chart:plot-area chart:style-name="ch3" table:cell-range-address="Sheet1.A37:Sheet1.B45" svg:x="1.17cm" svg:y="1.196cm" svg:width="9.199cm" svg:height="6.695cm">
          <chartooo:coordinate-region svg:x="2.082cm" svg:y="1.357cm" svg:width="8.048cm" svg:height="5.966cm"/>
          <chart:axis chart:dimension="x" chart:name="primary-x" chart:style-name="ch4">
            <chart:title svg:x="4.415cm" svg:y="8.071cm" chart:style-name="ch5">
              <text:p>Frequency (Hz) -&gt;</text:p>
            </chart:title>
          </chart:axis>
          <chart:axis chart:dimension="y" chart:name="primary-y" chart:style-name="ch4">
            <chart:title svg:x="0.451cm" svg:y="6.347cm" chart:style-name="ch6">
              <text:p>Induced Voltage (mV) -&gt;</text:p>
            </chart:title>
            <chart:grid chart:style-name="ch7" chart:class="major"/>
          </chart:axis>
          <chart:series chart:style-name="ch8" chart:values-cell-range-address="Sheet1.B37:Sheet1.B45" chart:class="chart:scatter">
            <chart:domain table:cell-range-address="Sheet1.A37:Sheet1.A45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">
                <text:p>2.2</text:p>
                <draw:g>
                  <svg:desc>Sheet1.A37:Sheet1.A45</svg:desc>
                </draw:g>
              </table:table-cell>
              <table:table-cell office:value-type="float" office:value="0.178">
                <text:p>0.178</text:p>
                <draw:g>
                  <svg:desc>Sheet1.B37:Sheet1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">
                <text:p>2.6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">
                <text:p>2.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">
                <text:p>2.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">
                <text:p>2.9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261">
                <text:p>0.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57cm" svg:height="6.028cm" xlink:href=".." xlink:type="simple" chart:class="chart:scatter" chart:style-name="ch1">
        <chart:title svg:x="0.636cm" svg:y="0.255cm" chart:style-name="ch2">
          <text:p>Number of turns vs Induced Voltage</text:p>
        </chart:title>
        <chart:plot-area chart:style-name="ch3" table:cell-range-address="Sheet1.A61:Sheet1.B63" svg:x="1.13cm" svg:y="1.076cm" svg:width="7.256cm" svg:height="3.903cm">
          <chartooo:coordinate-region svg:x="2.042cm" svg:y="1.237cm" svg:width="6.064cm" svg:height="3.174cm"/>
          <chart:axis chart:dimension="x" chart:name="primary-x" chart:style-name="ch4">
            <chart:title svg:x="3.55cm" svg:y="5.099cm" chart:style-name="ch5">
              <text:p>Number of turns</text:p>
            </chart:title>
          </chart:axis>
          <chart:axis chart:dimension="y" chart:name="primary-y" chart:style-name="ch4">
            <chart:title svg:x="0.451cm" svg:y="4.817cm" chart:style-name="ch6">
              <text:p>Induced Voltage (in mV)</text:p>
            </chart:title>
            <chart:grid chart:style-name="ch7" chart:class="major"/>
          </chart:axis>
          <chart:series chart:style-name="ch8" chart:values-cell-range-address="Sheet1.B61:Sheet1.B63" chart:class="chart:scatter">
            <chart:domain table:cell-range-address="Sheet1.A61:Sheet1.A63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A61:Sheet1.A63</svg:desc>
                </draw:g>
              </table:table-cell>
              <table:table-cell office:value-type="float" office:value="0.251">
                <text:p>0.251</text:p>
                <draw:g>
                  <svg:desc>Sheet1.B61:Sheet1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79">
                <text:p>0.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07cm" svg:height="6.214cm" xlink:href=".." xlink:type="simple" chart:class="chart:scatter" chart:style-name="ch1">
        <chart:title svg:x="0.261cm" svg:y="0.259cm" chart:style-name="ch2">
          <text:p>Number of turns vs Induced Voltage</text:p>
        </chart:title>
        <chart:plot-area chart:style-name="ch3" table:cell-range-address="Sheet1.A65:Sheet1.B67" svg:x="1.115cm" svg:y="1.084cm" svg:width="6.536cm" svg:height="4.077cm">
          <chartooo:coordinate-region svg:x="2.027cm" svg:y="1.244cm" svg:width="5.344cm" svg:height="3.349cm"/>
          <chart:axis chart:dimension="x" chart:name="primary-x" chart:style-name="ch4">
            <chart:title svg:x="3.175cm" svg:y="5.285cm" chart:style-name="ch5">
              <text:p>Number of turns</text:p>
            </chart:title>
          </chart:axis>
          <chart:axis chart:dimension="y" chart:name="primary-y" chart:style-name="ch4">
            <chart:title svg:x="0.451cm" svg:y="4.357cm" chart:style-name="ch6">
              <text:p>Induced Voltage</text:p>
            </chart:title>
            <chart:grid chart:style-name="ch7" chart:class="major"/>
          </chart:axis>
          <chart:series chart:style-name="ch8" chart:values-cell-range-address="Sheet1.B65:Sheet1.B67" chart:class="chart:scatter">
            <chart:domain table:cell-range-address="Sheet1.A65:Sheet1.A67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A65:Sheet1.A67</svg:desc>
                </draw:g>
              </table:table-cell>
              <table:table-cell office:value-type="float" office:value="0.101">
                <text:p>0.101</text:p>
                <draw:g>
                  <svg:desc>Sheet1.B65:Sheet1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0.027">
                <text:p>0.0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27cm" svg:height="6.4cm" xlink:href=".." xlink:type="simple" chart:class="chart:scatter" chart:style-name="ch1">
        <chart:title svg:x="0.471cm" svg:y="0.263cm" chart:style-name="ch2">
          <text:p>Number of turns vs Induced Voltage</text:p>
        </chart:title>
        <chart:plot-area chart:style-name="ch3" table:cell-range-address="Sheet1.B71:Sheet1.C73" svg:x="1.123cm" svg:y="1.092cm" svg:width="6.94cm" svg:height="4.251cm">
          <chartooo:coordinate-region svg:x="2.035cm" svg:y="1.092cm" svg:width="5.915cm" svg:height="2.754cm"/>
          <chart:axis chart:dimension="x" chart:name="primary-x" chart:style-name="ch4">
            <chart:title svg:x="3.385cm" svg:y="5.471cm" chart:style-name="ch5">
              <text:p>Number of turns</text:p>
            </chart:title>
          </chart:axis>
          <chart:axis chart:dimension="y" chart:name="primary-y" chart:style-name="ch6">
            <chart:title svg:x="0.451cm" svg:y="4.452cm" chart:style-name="ch7">
              <text:p>Induced Voltage</text:p>
            </chart:title>
            <chart:grid chart:style-name="ch8" chart:class="major"/>
          </chart:axis>
          <chart:series chart:style-name="ch9" chart:values-cell-range-address="Sheet1.C71:Sheet1.C73" chart:class="chart:scatter">
            <chart:domain table:cell-range-address="Sheet1.B71:Sheet1.B7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6.6370694">
                <text:p>1256.6370694</text:p>
                <draw:g>
                  <svg:desc>Sheet1.B71:Sheet1.B73</svg:desc>
                </draw:g>
              </table:table-cell>
              <table:table-cell office:value-type="float" office:value="0.251">
                <text:p>0.251</text:p>
                <draw:g>
                  <svg:desc>Sheet1.C71:Sheet1.C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4.247724416">
                <text:p>804.2477244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0.873855234375">
                <text:p>490.873855234375</text:p>
              </table:table-cell>
              <table:table-cell office:value-type="float" office:value="0.101">
                <text:p>0.1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